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77cc9" officeooo:paragraph-rsid="00077cc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77cc9" officeooo:paragraph-rsid="00077cc9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remaining to be done</text:p>
      <text:p text:style-name="P2">1) WarehouseView2D, see the other file</text:p>
      <text:p text:style-name="P2">2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9T16:10:58.663261912</meta:creation-date>
    <dc:date>2023-11-09T16:12:08.509557704</dc:date>
    <meta:editing-duration>PT1M10S</meta:editing-duration>
    <meta:editing-cycles>1</meta:editing-cycles>
    <meta:document-statistic meta:table-count="0" meta:image-count="0" meta:object-count="0" meta:page-count="1" meta:paragraph-count="3" meta:word-count="12" meta:character-count="68" meta:non-whitespace-character-count="58"/>
    <meta:generator>LibreOffice/6.4.7.2$Linux_X86_64 LibreOffice_project/40$Build-2</meta:generator>
  </office:meta>
</office:document-meta>
</file>